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1.659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893cm" fo:min-width="1.024cm"/>
      <style:paragraph-properties style:writing-mode="lr-tb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02cm" fo:min-width="1.532cm"/>
      <style:paragraph-properties style:writing-mode="lr-tb"/>
    </style:style>
    <style:style style:name="gr5" style:family="graphic" style:parent-style-name="standard">
      <style:graphic-properties draw:marker-end="Arrow" draw:fill-color="#ff8000" draw:textarea-horizontal-align="justify" draw:textarea-vertical-align="middle" draw:auto-grow-height="false" fo:min-height="1.02cm" fo:min-width="1.532cm"/>
      <style:paragraph-properties style:writing-mode="lr-tb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 fo:min-height="0.639cm" fo:min-width="5.723cm"/>
      <style:paragraph-properties style:writing-mode="lr-tb"/>
    </style:style>
    <style:style style:name="gr7" style:family="graphic" style:parent-style-name="objectwithoutfill">
      <style:graphic-properties draw:marker-end="Arrow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81d41a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ff8000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159cm" svg:height="1.651cm" svg:x="9.763cm" svg:y="6.715cm">
          <text:p text:style-name="P1"><text:span text:style-name="T1">D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1.524cm" svg:height="1.143cm" svg:x="6.207cm" svg:y="6.969cm">
          <text:p text:style-name="P3"><text:span text:style-name="T2">Driver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4" draw:id="id4" draw:layer="layout" svg:x1="7.731cm" svg:y1="7.54cm" svg:x2="9.763cm" svg:y2="7.54cm" draw:start-shape="id1" draw:start-glue-point="1" draw:end-shape="id2" draw:end-glue-point="3" svg:d="M7731 7540h2032" svg:viewBox="0 0 2033 1">
          <text:p/>
        </draw:connector>
        <draw:custom-shape draw:style-name="gr4" draw:text-style-name="P5" xml:id="id5" draw:id="id5" draw:layer="layout" svg:width="2.032cm" svg:height="1.27cm" svg:x="7.731cm" svg:y="4.81cm">
          <text:p text:style-name="P3"><text:span text:style-name="T2">Monito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032cm" svg:height="1.27cm" svg:x="11.922cm" svg:y="4.81cm">
          <text:p text:style-name="P3"><text:span text:style-name="T2">Monit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922cm" svg:y1="7.54cm" svg:x2="12.938cm" svg:y2="6.08cm" draw:start-shape="id2" draw:start-glue-point="1" draw:end-shape="id3" draw:end-glue-point="2" svg:d="M11922 7540h1016v-1460" svg:viewBox="0 0 1017 1461">
          <text:p/>
        </draw:connector>
        <draw:connector draw:style-name="gr3" draw:text-style-name="P1" draw:layer="layout" svg:x1="8.747cm" svg:y1="7.54cm" svg:x2="8.747cm" svg:y2="6.08cm" draw:start-shape="id4" draw:start-glue-point="0" draw:end-shape="id5" draw:end-glue-point="2" svg:d="M8747 7540v-1460" svg:viewBox="0 0 1 1461">
          <text:p/>
        </draw:connector>
        <draw:custom-shape draw:style-name="gr6" draw:text-style-name="P2" draw:layer="layout" svg:width="6.223cm" svg:height="0.889cm" svg:x="7.731cm" svg:y="3.413cm">
          <text:p text:style-name="P1"><text:span text:style-name="T1">Scoreboard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747cm" svg:y1="4.81cm" svg:x2="8.747cm" svg:y2="4.302cm">
          <text:p/>
        </draw:line>
        <draw:line draw:style-name="gr7" draw:text-style-name="P6" draw:layer="layout" svg:x1="12.938cm" svg:y1="4.81cm" svg:x2="12.938cm" svg:y2="4.3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21:59:50.798236118</meta:creation-date>
    <dc:date>2021-10-03T22:12:41.165590495</dc:date>
    <meta:editing-duration>PT2M18S</meta:editing-duration>
    <meta:editing-cycles>1</meta:editing-cycles>
    <meta:document-statistic meta:object-count="10"/>
    <meta:generator>LibreOffice/6.4.7.2$Linux_X86_64 LibreOffice_project/40$Build-2</meta:generator>
  </office:meta>
</office:document-meta>
</file>